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be86"/>
    </style:style>
    <style:style style:name="P2" style:family="paragraph" style:parent-style-name="Text_20_body">
      <style:paragraph-properties fo:break-before="page"/>
      <style:text-properties officeooo:rsid="0013be86" officeooo:paragraph-rsid="0013be86"/>
    </style:style>
    <style:style style:name="P3" style:family="paragraph" style:parent-style-name="Standard">
      <style:text-properties officeooo:rsid="0013be86" officeooo:paragraph-rsid="0013be86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search_v2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logo"/></text:p>
      <text:p text:style-name="Text_20_body">Chapeuzinho vermelho era uma linda menina que morava em uma bela casa com a sua mãe. A menina sempre usava uma capa e um pequeno chapéu na cor vermelha.</text:p>
      <text:p text:style-name="Text_20_body">Um belo dia, sua mãe pediu para que Chapeuzinho Vermelho fosse levar uma cesta de doces para sua vovó:</text:p>
      <text:p text:style-name="Text_20_body">– Chapeuzinho, por favor, leve esta linda cesta de doces para sua avó, mas evite o caminho da floresta, pois ele é muito perigoso. Escolha o caminho do bosque e não fale com estranhos.</text:p>
      <text:p text:style-name="Text_20_body">Chapeuzinho amava sua avó e saiu muito rapidamente de casa, cantando de alegria. Ela queria fazer uma surpresa para sua avó e começou a colher as flores que encontrava no caminho.</text:p>
      <text:p text:style-name="Text_20_body">A menina estava distraída com as flores, quando deu de cara com o lobo mau. Chapeuzinho não sabia que aquele era o lobo malvado, por isso não se assustou e nem sentiu medo.</text:p>
      <text:p text:style-name="Text_20_body">– Bom dia, Chapeuzinho Vermelho.</text:p>
      <text:p text:style-name="Text_20_body">– Bom dia.</text:p>
      <text:p text:style-name="Text_20_body">– Onde você está indo assim tão cedinho?</text:p>
      <text:p text:style-name="Text_20_body">– Vou visitar minha vovozinha, que está muito doente.</text:p>
      <text:p text:style-name="Text_20_body">O lobo esperto disse a ela:</text:p>
      <text:p text:style-name="Text_20_body">– Por que você não vai pela floresta? A floresta é o caminho mais rápido para a casa da sua avó.</text:p>
      <text:p text:style-name="Text_20_body">Ela ficou em dúvida, porque não gostava de desobedecer sua mãe, mas resolveu seguir o conselho do lobo. Enquanto chapeuzinho seguia pelo caminho da floresta, o lobo rapidamente seguiu pelo caminho bosque, cantando e correndo. O lobo chegou na casa da vovozinha e bateu na porta:</text:p>
      <text:p text:style-name="P3"/>
      <text:p text:style-name="P2">Era uma vez, um coelho que se achava o mais rápido de toda a floresta. E zombava da tartaruga que era o animal mais lento.</text:p>
      <text:p text:style-name="Text_20_body">Um dia, o coelho ficou surpreso, pois a tartaruga o convidou para disputar uma corrida. O coelho não pensou duas vezes e aceitou o desafio rindo.</text:p>
      <text:p text:style-name="Text_20_body">Assim que a corrida começou, o coelho correu à frente da tartaruga, assim como todos já imaginavam.</text:p>
      <text:p text:style-name="Text_20_body">Quando o coelho chegou à metade do percurso, olhou para trás e nem sinal da tartaruga. O sol estava bem forte e o coelho resolveu então se deitar um pouco, embaixo de uma árvore, para tomar um ar fresco e descansar.</text:p>
      <text:p text:style-name="Text_20_body">Ele tirou uma soneca, afinal, mesmo que a tartaruga passasse por ele, ele seria capaz de correr até a linha de chegada antes dela.</text:p>
      <text:p text:style-name="Text_20_body">Já a tartaruga, seguia o seu percurso, no seu ritmo, independente de sol ou de qualquer outro obstáculo.</text:p>
      <text:p text:style-name="Text_20_body">O coelho, acabou dormindo mais do que gostaria e quando acordou não via a tartaruga em lugar nenhum.</text:p>
      <text:p text:style-name="Text_20_body">Então, ele correu até a linha de chegada e para a sua surpresa e decepção, lá estava a tartaruga esperando-o.Por fim, coelho que se achava muito veloz, acabou perdendo a corrida.</text:p>
      <text:p text:style-name="Text_20_body">E a tartaruga, aquela que o coelho ria dela, pois era muito devagar, acabou chegando primeiro e vencendo a corrida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7:30.477614777</meta:creation-date>
    <dc:date>2022-04-14T15:15:07.821883521</dc:date>
    <meta:editing-duration>PT15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458" meta:character-count="2533" meta:non-whitespace-character-count="2090"/>
  </office:meta>
</office:document-meta>
</file>